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f36e" officeooo:paragraph-rsid="0013f36e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fo:language="bg" fo:country="BG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ози интериор проект е предвиден с две опции- бюджетен и луксозен вариант. Възложителят е инвеститор и собственик на новострояща се сграда в гр. Бургас. Той иска да предложи на своите бъдещи клиенти освен <text:span text:style-name="T3">апартаменти и готов интериорен проект към тях. </text:span></text:p>
      <text:p text:style-name="P1">Проектът включва освен всички задължителни чертежи – разпределение, план софит, разгъвки на помещенията, чертежи на корпусните мебели по поръчка, така и <text:span text:style-name="T1">3</text:span><text:span text:style-name="T2">D </text:span><text:span text:style-name="T3">визуализации на всички зони и подробно описание на всички мебели и аксесоари, които са предвидени.</text:span></text:p>
      <text:p text:style-name="P1">Интериорен дизайнер на проекта е Мария Димитрова</text:p>
      <text:p text:style-name="P1"><text:s/><text:a xlink:type="simple" xlink:href="mailto:mariqqdimitrovaa@gmail.com" text:style-name="Internet_20_link" text:visited-style-name="Visited_20_Internet_20_Link">mariqqdimitrovaa@gmail.com</text:a> +359 889 147 807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0:55:03.534000000</meta:creation-date>
    <dc:date>2024-08-01T11:23:38.323000000</dc:date>
    <meta:editing-duration>PT28M35S</meta:editing-duration>
    <meta:editing-cycles>1</meta:editing-cycles>
    <meta:document-statistic meta:table-count="0" meta:image-count="0" meta:object-count="0" meta:page-count="1" meta:paragraph-count="4" meta:word-count="88" meta:character-count="598" meta:non-whitespace-character-count="511"/>
    <meta:generator>LibreOffice/7.4.4.2$Windows_X86_64 LibreOffice_project/85569322deea74ec9134968a29af2df5663baa21</meta:generator>
  </office:meta>
</office:document-meta>
</file>